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383d3c" draw:textarea-horizontal-align="justify" draw:textarea-vertical-align="middle" draw:auto-grow-height="false" fo:min-height="9.5cm" fo:min-width="18.5cm"/>
    </style:style>
    <style:style style:name="gr2" style:family="graphic" style:parent-style-name="standard">
      <style:graphic-properties draw:stroke="solid" svg:stroke-color="#999999" draw:fill-color="#55215b" draw:textarea-horizontal-align="justify" draw:textarea-vertical-align="middle" draw:auto-grow-height="false" fo:min-height="1cm" fo:min-width="18.5cm"/>
    </style:style>
    <style:style style:name="gr3" style:family="graphic" style:parent-style-name="standard">
      <style:graphic-properties draw:stroke="solid" svg:stroke-color="#808080" draw:fill-color="#55215b" draw:textarea-horizontal-align="justify" draw:textarea-vertical-align="middle" draw:auto-grow-height="false" fo:min-height="1cm" fo:min-width="18.5cm"/>
    </style:style>
    <style:style style:name="gr4" style:family="graphic" style:parent-style-name="standard">
      <style:graphic-properties draw:stroke="none" draw:fill-color="#55215b" draw:textarea-horizontal-align="justify" draw:textarea-vertical-align="middle" draw:auto-grow-height="false" fo:min-height="1cm" fo:min-width="5.25cm"/>
      <style:paragraph-properties style:writing-mode="lr-tb"/>
    </style:style>
    <style:style style:name="gr5" style:family="graphic" style:parent-style-name="standard">
      <style:graphic-properties draw:stroke="none" draw:fill-color="#55215b" draw:textarea-horizontal-align="justify" draw:textarea-vertical-align="middle" draw:auto-grow-height="false" fo:min-height="8.5cm" fo:min-width="8.25cm"/>
    </style:style>
    <style:style style:name="gr6" style:family="graphic" style:parent-style-name="standard">
      <style:graphic-properties draw:stroke="none" draw:fill-color="#55215b" draw:textarea-horizontal-align="justify" draw:textarea-vertical-align="middle" draw:auto-grow-height="false" fo:min-height="6.75cm" fo:min-width="5.25cm"/>
      <style:paragraph-properties style:writing-mode="lr-tb"/>
    </style:style>
    <style:style style:name="gr7" style:family="graphic" style:parent-style-name="standard">
      <style:graphic-properties draw:stroke="none" draw:fill-color="#ffffff" draw:textarea-horizontal-align="justify" draw:textarea-vertical-align="middle" draw:auto-grow-height="false" fo:min-height="7.5cm" fo:min-width="7.25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 style:list-style-name="L1">
      <style:graphic-properties draw:stroke="none" draw:fill-color="#55215b" draw:textarea-horizontal-align="justify" draw:textarea-vertical-align="middle" draw:auto-grow-height="false" fo:min-height="6.75cm" fo:min-width="5.25cm"/>
      <style:paragraph-properties style:writing-mode="lr-tb"/>
    </style:style>
    <style:style style:name="gr10" style:family="graphic" style:parent-style-name="standard">
      <style:graphic-properties draw:stroke="none" draw:fill-color="#55215b" draw:textarea-horizontal-align="justify" draw:textarea-vertical-align="middle" draw:auto-grow-height="false" fo:min-height="3.75cm" fo:min-width="4cm"/>
    </style:style>
    <style:style style:name="gr11" style:family="graphic" style:parent-style-name="standard">
      <style:graphic-properties draw:stroke="none" draw:fill-color="#ffffff" draw:textarea-horizontal-align="justify" draw:textarea-vertical-align="middle" draw:auto-grow-height="false" fo:min-height="3.292cm" fo:min-width="3.486cm"/>
      <style:paragraph-properties style:writing-mode="lr-tb"/>
    </style:style>
    <style:style style:name="gr12" style:family="graphic" style:parent-style-name="standard">
      <style:graphic-properties draw:stroke="none" draw:fill-color="#55215b" draw:textarea-horizontal-align="justify" draw:textarea-vertical-align="middle" draw:auto-grow-height="false" fo:min-height="1cm" fo:min-width="10cm"/>
      <style:paragraph-properties style:writing-mode="lr-tb"/>
    </style:style>
    <style:style style:name="P1" style:family="paragraph">
      <loext:graphic-properties draw:fill-color="#383d3c"/>
      <style:paragraph-properties fo:text-align="center"/>
    </style:style>
    <style:style style:name="P2" style:family="paragraph">
      <loext:graphic-properties draw:fill-color="#55215b"/>
      <style:paragraph-properties fo:text-align="center"/>
    </style:style>
    <style:style style:name="P3" style:family="paragraph">
      <style:paragraph-properties fo:text-align="center"/>
      <style:text-properties fo:color="#35c3b8" loext:opacity="100%" fo:font-weight="bold" fo:background-color="transparent" style:font-weight-asian="bold" style:font-weight-complex="bold"/>
    </style:style>
    <style:style style:name="P4" style:family="paragraph">
      <loext:graphic-properties draw:fill-color="#55215b"/>
      <style:paragraph-properties fo:text-align="center"/>
      <style:text-properties fo:color="#35c3b8" loext:opacity="100%" fo:font-weight="bold" fo:background-color="transparent" style:font-weight-asian="bold" style:font-weight-complex="bold"/>
    </style:style>
    <style:style style:name="P5" style:family="paragraph">
      <style:paragraph-properties fo:margin-left="0cm" fo:margin-right="0cm" fo:margin-top="0.6cm" fo:margin-bottom="0.6cm" fo:line-height="100%" fo:text-align="center" fo:text-indent="0cm"/>
      <style:text-properties fo:font-variant="normal" fo:text-transform="none" fo:color="#35c3b8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-color="#55215b"/>
      <style:paragraph-properties fo:text-align="center"/>
      <style:text-properties fo:color="#35c3b8" loext:opacity="100%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55215b"/>
      <style:paragraph-properties fo:margin-left="0cm" fo:margin-right="0cm" fo:margin-top="0.6cm" fo:margin-bottom="0.6cm" fo:line-height="100%" fo:text-align="center" fo:text-indent="0cm"/>
      <style:text-properties fo:font-variant="normal" fo:text-transform="none" fo:color="#35c3b8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text-align="center"/>
    </style:style>
    <style:style style:name="T1" style:family="text">
      <style:text-properties fo:color="#35c3b8" loext:opacity="100%" fo:font-weight="bold" fo:background-color="transparent" style:font-weight-asian="bold" style:font-weight-complex="bold"/>
    </style:style>
    <style:style style:name="T2" style:family="text">
      <style:text-properties fo:color="#35c3b8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9.75cm" svg:x="1cm" svg:y="2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9cm" svg:height="1.25cm" svg:x="1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9cm" svg:height="1.25cm" svg:x="1cm" svg:y="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75cm" svg:height="1.25cm" svg:x="2.5cm" svg:y="2.75cm">
          <text:p text:style-name="P3"><text:span text:style-name="T1">Sketch Ninja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8.75cm" svg:height="8.75cm" svg:x="9.75cm" svg:y="2.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.75cm" svg:height="7cm" svg:x="2.5cm" svg:y="4.5cm">
          <text:p text:style-name="P5"><text:span text:style-name="T2">Color</text:span></text:p>
          <text:p text:style-name="P5"><text:span text:style-name="T2">Eraser</text:span></text:p>
          <text:p text:style-name="P5"><text:span text:style-name="T2">Shading</text:span></text:p>
          <text:p text:style-name="P5"><text:span text:style-name="T2">Etc. </text:span></text:p>
          <text:p text:style-name="P5"><text:span text:style-name="T2">Clear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7.75cm" svg:height="7.75cm" svg:x="10.25cm" svg:y="3.25cm">
          <text:p/>
          <draw:enhanced-geometry svg:viewBox="0 0 21600 21600" draw:type="rectangle" draw:enhanced-path="M 0 0 L 21600 0 21600 21600 0 21600 0 0 Z N"/>
        </draw:custom-shape>
        <draw:line draw:style-name="gr8" draw:text-style-name="P8" draw:layer="layout" svg:x1="11cm" svg:y1="3.5cm" svg:x2="11cm" svg:y2="10.5cm">
          <text:p/>
        </draw:line>
        <draw:line draw:style-name="gr8" draw:text-style-name="P8" draw:layer="layout" svg:x1="11.75cm" svg:y1="3.5cm" svg:x2="11.75cm" svg:y2="10.5cm">
          <text:p/>
        </draw:line>
        <draw:line draw:style-name="gr8" draw:text-style-name="P8" draw:layer="layout" svg:x1="13.25cm" svg:y1="3.5cm" svg:x2="13.25cm" svg:y2="10.5cm">
          <text:p/>
        </draw:line>
        <draw:line draw:style-name="gr8" draw:text-style-name="P8" draw:layer="layout" svg:x1="12.5cm" svg:y1="3.5cm" svg:x2="12.5cm" svg:y2="10.5cm">
          <text:p/>
        </draw:line>
        <draw:line draw:style-name="gr8" draw:text-style-name="P8" draw:layer="layout" svg:x1="14cm" svg:y1="3.5cm" svg:x2="14cm" svg:y2="10.5cm">
          <text:p/>
        </draw:line>
        <draw:line draw:style-name="gr8" draw:text-style-name="P8" draw:layer="layout" svg:x1="14.75cm" svg:y1="3.5cm" svg:x2="14.75cm" svg:y2="10.5cm">
          <text:p/>
        </draw:line>
        <draw:line draw:style-name="gr8" draw:text-style-name="P8" draw:layer="layout" svg:x1="15.5cm" svg:y1="3.5cm" svg:x2="15.5cm" svg:y2="10.5cm">
          <text:p/>
        </draw:line>
        <draw:line draw:style-name="gr8" draw:text-style-name="P8" draw:layer="layout" svg:x1="16.25cm" svg:y1="3.5cm" svg:x2="16.25cm" svg:y2="10.5cm">
          <text:p/>
        </draw:line>
        <draw:line draw:style-name="gr8" draw:text-style-name="P8" draw:layer="layout" svg:x1="17cm" svg:y1="3.5cm" svg:x2="17cm" svg:y2="10.5cm">
          <text:p/>
        </draw:line>
        <draw:line draw:style-name="gr8" draw:text-style-name="P8" draw:layer="layout" svg:x1="17.5cm" svg:y1="3.5cm" svg:x2="17.5cm" svg:y2="10.5cm">
          <text:p/>
        </draw:line>
        <draw:line draw:style-name="gr8" draw:text-style-name="P8" draw:layer="layout" svg:x1="10.5cm" svg:y1="4.5cm" svg:x2="17.75cm" svg:y2="4.5cm">
          <text:p/>
        </draw:line>
        <draw:line draw:style-name="gr8" draw:text-style-name="P8" draw:layer="layout" svg:x1="10.5cm" svg:y1="4cm" svg:x2="17.75cm" svg:y2="4cm">
          <text:p/>
        </draw:line>
        <draw:line draw:style-name="gr8" draw:text-style-name="P8" draw:layer="layout" svg:x1="10.5cm" svg:y1="5cm" svg:x2="17.75cm" svg:y2="5cm">
          <text:p/>
        </draw:line>
        <draw:line draw:style-name="gr8" draw:text-style-name="P8" draw:layer="layout" svg:x1="10.5cm" svg:y1="5.5cm" svg:x2="17.75cm" svg:y2="5.5cm">
          <text:p/>
        </draw:line>
        <draw:line draw:style-name="gr8" draw:text-style-name="P8" draw:layer="layout" svg:x1="10.5cm" svg:y1="6cm" svg:x2="17.75cm" svg:y2="6cm">
          <text:p/>
        </draw:line>
        <draw:line draw:style-name="gr8" draw:text-style-name="P8" draw:layer="layout" svg:x1="10.5cm" svg:y1="6.5cm" svg:x2="17.75cm" svg:y2="6.5cm">
          <text:p/>
        </draw:line>
        <draw:line draw:style-name="gr8" draw:text-style-name="P8" draw:layer="layout" svg:x1="10.5cm" svg:y1="7.5cm" svg:x2="17.75cm" svg:y2="7.5cm">
          <text:p/>
        </draw:line>
        <draw:line draw:style-name="gr8" draw:text-style-name="P8" draw:layer="layout" svg:x1="10.5cm" svg:y1="7cm" svg:x2="17.75cm" svg:y2="7cm">
          <text:p/>
        </draw:line>
        <draw:line draw:style-name="gr8" draw:text-style-name="P8" draw:layer="layout" svg:x1="10.5cm" svg:y1="8cm" svg:x2="17.75cm" svg:y2="8cm">
          <text:p/>
        </draw:line>
        <draw:line draw:style-name="gr8" draw:text-style-name="P8" draw:layer="layout" svg:x1="10.5cm" svg:y1="8.5cm" svg:x2="17.75cm" svg:y2="8.5cm">
          <text:p/>
        </draw:line>
        <draw:line draw:style-name="gr8" draw:text-style-name="P8" draw:layer="layout" svg:x1="10.5cm" svg:y1="9cm" svg:x2="17.75cm" svg:y2="9cm">
          <text:p/>
        </draw:line>
        <draw:line draw:style-name="gr8" draw:text-style-name="P8" draw:layer="layout" svg:x1="10.5cm" svg:y1="9.5cm" svg:x2="17.75cm" svg:y2="9.5cm">
          <text:p/>
        </draw:line>
        <draw:custom-shape draw:style-name="gr1" draw:text-style-name="P1" draw:layer="layout" svg:width="19cm" svg:height="9.75cm" svg:x="1.108cm" svg:y="17.0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9cm" svg:height="1.25cm" svg:x="1.108cm" svg:y="15.7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9cm" svg:height="1.25cm" svg:x="1.108cm" svg:y="26.79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75cm" svg:height="1.25cm" svg:x="2.608cm" svg:y="17.545cm">
          <text:p text:style-name="P3"><text:span text:style-name="T1">Sketch Fairy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8.75cm" svg:height="8.75cm" svg:x="9.858cm" svg:y="17.54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5.75cm" svg:height="7cm" svg:x="2.608cm" svg:y="19.295cm">
          <text:p text:style-name="P5"><text:span text:style-name="T2">Color</text:span></text:p>
          <text:p text:style-name="P5"><text:span text:style-name="T2">Eraser</text:span></text:p>
          <text:p text:style-name="P5"><text:span text:style-name="T2">Shading</text:span></text:p>
          <text:p text:style-name="P5"><text:span text:style-name="T2">Etc. </text:span></text:p>
          <text:p text:style-name="P5"><text:span text:style-name="T2">Clear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7.75cm" svg:height="7.75cm" svg:x="10.358cm" svg:y="18.045cm">
          <text:p/>
          <draw:enhanced-geometry svg:viewBox="0 0 21600 21600" draw:type="rectangle" draw:enhanced-path="M 0 0 L 21600 0 21600 21600 0 21600 0 0 Z N"/>
        </draw:custom-shape>
        <draw:line draw:style-name="gr8" draw:text-style-name="P8" draw:layer="layout" svg:x1="11.108cm" svg:y1="18.295cm" svg:x2="11.108cm" svg:y2="25.295cm">
          <text:p/>
        </draw:line>
        <draw:line draw:style-name="gr8" draw:text-style-name="P8" draw:layer="layout" svg:x1="11.858cm" svg:y1="18.295cm" svg:x2="11.858cm" svg:y2="25.295cm">
          <text:p/>
        </draw:line>
        <draw:line draw:style-name="gr8" draw:text-style-name="P8" draw:layer="layout" svg:x1="13.358cm" svg:y1="18.295cm" svg:x2="13.358cm" svg:y2="25.295cm">
          <text:p/>
        </draw:line>
        <draw:line draw:style-name="gr8" draw:text-style-name="P8" draw:layer="layout" svg:x1="12.608cm" svg:y1="18.295cm" svg:x2="12.608cm" svg:y2="25.295cm">
          <text:p/>
        </draw:line>
        <draw:line draw:style-name="gr8" draw:text-style-name="P8" draw:layer="layout" svg:x1="14.108cm" svg:y1="18.295cm" svg:x2="14.108cm" svg:y2="25.295cm">
          <text:p/>
        </draw:line>
        <draw:line draw:style-name="gr8" draw:text-style-name="P8" draw:layer="layout" svg:x1="14.858cm" svg:y1="18.295cm" svg:x2="14.858cm" svg:y2="25.295cm">
          <text:p/>
        </draw:line>
        <draw:line draw:style-name="gr8" draw:text-style-name="P8" draw:layer="layout" svg:x1="15.608cm" svg:y1="18.295cm" svg:x2="15.608cm" svg:y2="25.295cm">
          <text:p/>
        </draw:line>
        <draw:line draw:style-name="gr8" draw:text-style-name="P8" draw:layer="layout" svg:x1="16.358cm" svg:y1="18.295cm" svg:x2="16.358cm" svg:y2="25.295cm">
          <text:p/>
        </draw:line>
        <draw:line draw:style-name="gr8" draw:text-style-name="P8" draw:layer="layout" svg:x1="17.108cm" svg:y1="18.295cm" svg:x2="17.108cm" svg:y2="25.295cm">
          <text:p/>
        </draw:line>
        <draw:line draw:style-name="gr8" draw:text-style-name="P8" draw:layer="layout" svg:x1="17.608cm" svg:y1="18.295cm" svg:x2="17.608cm" svg:y2="25.295cm">
          <text:p/>
        </draw:line>
        <draw:line draw:style-name="gr8" draw:text-style-name="P8" draw:layer="layout" svg:x1="10.608cm" svg:y1="19.295cm" svg:x2="17.858cm" svg:y2="19.295cm">
          <text:p/>
        </draw:line>
        <draw:line draw:style-name="gr8" draw:text-style-name="P8" draw:layer="layout" svg:x1="10.608cm" svg:y1="18.795cm" svg:x2="17.858cm" svg:y2="18.795cm">
          <text:p/>
        </draw:line>
        <draw:line draw:style-name="gr8" draw:text-style-name="P8" draw:layer="layout" svg:x1="10.608cm" svg:y1="19.795cm" svg:x2="17.858cm" svg:y2="19.795cm">
          <text:p/>
        </draw:line>
        <draw:line draw:style-name="gr8" draw:text-style-name="P8" draw:layer="layout" svg:x1="10.608cm" svg:y1="20.295cm" svg:x2="17.858cm" svg:y2="20.295cm">
          <text:p/>
        </draw:line>
        <draw:line draw:style-name="gr8" draw:text-style-name="P8" draw:layer="layout" svg:x1="10.608cm" svg:y1="20.795cm" svg:x2="17.858cm" svg:y2="20.795cm">
          <text:p/>
        </draw:line>
        <draw:line draw:style-name="gr8" draw:text-style-name="P8" draw:layer="layout" svg:x1="10.608cm" svg:y1="21.295cm" svg:x2="17.858cm" svg:y2="21.295cm">
          <text:p/>
        </draw:line>
        <draw:line draw:style-name="gr8" draw:text-style-name="P8" draw:layer="layout" svg:x1="10.608cm" svg:y1="22.295cm" svg:x2="17.858cm" svg:y2="22.295cm">
          <text:p/>
        </draw:line>
        <draw:line draw:style-name="gr8" draw:text-style-name="P8" draw:layer="layout" svg:x1="10.608cm" svg:y1="21.795cm" svg:x2="17.858cm" svg:y2="21.795cm">
          <text:p/>
        </draw:line>
        <draw:line draw:style-name="gr8" draw:text-style-name="P8" draw:layer="layout" svg:x1="10.608cm" svg:y1="22.795cm" svg:x2="17.858cm" svg:y2="22.795cm">
          <text:p/>
        </draw:line>
        <draw:line draw:style-name="gr8" draw:text-style-name="P8" draw:layer="layout" svg:x1="10.608cm" svg:y1="23.295cm" svg:x2="17.858cm" svg:y2="23.295cm">
          <text:p/>
        </draw:line>
        <draw:line draw:style-name="gr8" draw:text-style-name="P8" draw:layer="layout" svg:x1="10.608cm" svg:y1="23.795cm" svg:x2="17.858cm" svg:y2="23.795cm">
          <text:p/>
        </draw:line>
        <draw:line draw:style-name="gr8" draw:text-style-name="P8" draw:layer="layout" svg:x1="10.608cm" svg:y1="24.295cm" svg:x2="17.858cm" svg:y2="24.295cm">
          <text:p/>
        </draw:line>
      </draw:page>
      <draw:page draw:name="page2" draw:style-name="dp1" draw:master-page-name="Default">
        <draw:custom-shape draw:style-name="gr1" draw:text-style-name="P1" draw:layer="layout" svg:width="19cm" svg:height="9.75cm" svg:x="1cm" svg:y="2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9cm" svg:height="1.25cm" svg:x="1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9cm" svg:height="1.25cm" svg:x="1cm" svg:y="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75cm" svg:height="1.25cm" svg:x="3cm" svg:y="5.25cm">
          <text:p text:style-name="P3"><text:span text:style-name="T1">Sketch Ninja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4.5cm" svg:height="4cm" svg:x="11.5cm" svg:y="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3.986cm" svg:height="3.542cm" svg:x="11.757cm" svg:y="7.229cm">
          <text:p text:style-name="P10">Lilac color scheme</text:p>
          <text:p text:style-name="P10"/>
          <text:p text:style-name="P10">Fairy sketch here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75cm" svg:height="1.25cm" svg:x="11cm" svg:y="5.25cm">
          <text:p text:style-name="P3"><text:span text:style-name="T1">Sketch Fairy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0.5cm" svg:height="1.25cm" svg:x="5.75cm" svg:y="3.25cm">
          <text:p text:style-name="P3"><text:span text:style-name="T1">Choose your path wisely ;)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4.5cm" svg:height="4cm" svg:x="3.75cm" svg:y="7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3.986cm" svg:height="3.542cm" svg:x="4.007cm" svg:y="7.479cm">
          <text:p text:style-name="P10">Purple color scheme</text:p>
          <text:p text:style-name="P10"/>
          <text:p text:style-name="P10">Ninja sketch her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02T16:08:22.551052388</meta:creation-date>
    <dc:date>2023-10-03T10:27:38.565121375</dc:date>
    <meta:editing-duration>PT20M36S</meta:editing-duration>
    <meta:editing-cycles>3</meta:editing-cycles>
    <meta:generator>LibreOffice/7.3.7.2$Linux_X86_64 LibreOffice_project/30$Build-2</meta:generator>
    <meta:document-statistic meta:object-count="68"/>
  </office:meta>
</office:document-meta>
</file>